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CECB0BC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48cm" svg:y="0.261cm" svg:width="16.706cm" svg:height="12.428cm" draw:z-index="0"><draw:image xlink:href="Pictures/100000000000033000000264CECB0BC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24:01</meta:creation-date>
    <meta:editing-duration>PT00H00M42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24:43</dc:date>
    <dc:creator>Juan Rodriguez</dc:creator>
    <meta:template xlink:type="simple" xlink:actuate="onRequest" xlink:title="redaccion" xlink:href="../redaccion.ott" meta:date="2011-03-10T13:24:01"/>
  </office:meta>
</office:document-meta>
</file>